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LGO BP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Team Members:<text:line-break/>Kumar Ashutosh</text:p>
            <text:p>Anmol Mishra</text:p>
            <text:p>Sanit Gupta</text:p>
            <text:p>Pankaj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servations from Datase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Standard Deviation of error in three cases</text:p>
              </text:list-item>
              <text:list-item>
                <text:p>Std deviation vs Demand in three cases</text:p>
              </text:list-item>
              <text:list-item>
                <text:p>Max min etc etc for three cases</text:p>
              </text:list-item>
              <text:list-item>
                <text:p>Analysis within an hour</text:p>
              </text:list-item>
              <text:list-item>
                <text:p>Percentile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n do we use Battery?</text:p>
          </draw:text-box>
        </draw:frame>
        <draw:frame presentation:style-name="pr4" draw:text-style-name="P2" draw:layer="layout" svg:width="25.199cm" svg:height="12.178cm" svg:x="1.4cm" svg:y="4.914cm" presentation:class="outline">
          <draw:text-box>
            <text:list text:style-name="L3">
              <text:list-item>
                <text:p text:style-name="P2"><text:span text:style-name="T1">It makes sense to charge battery when the price is low and to discharge when the price goes up.</text:span></text:p>
                <text:p text:style-name="P2"><text:span text:style-name="T1"/></text:p>
              </text:list-item>
              <text:list-item>
                <text:p text:style-name="P2"><text:span text:style-name="T1">Let the (price, quantity) in two hours be (p1, q1) and <text:s text:c="6"/>(p2, q2) assuming p1 &lt; p2.</text:span></text:p>
                <text:p text:style-name="P2"><text:span text:style-name="T1">Hence, p1*(q1 + 5) + p2*(q2 – 4) &lt; p1*q1 + p2*q2 for charging to be feasible.</text:span></text:p>
                <text:p text:style-name="P2"><text:span text:style-name="T1">which simplifies to </text:span><text:span text:style-name="T2">5*p1 – 4*p2 &lt; 0</text:span><text:span text:style-name="T2"><text:line-break/></text:span><text:span text:style-name="T3">is the required condition for the feasibility of ch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4">Optimal Bidding when exact prices are known</text:span></text:p>
          </draw:text-box>
        </draw:frame>
        <draw:frame presentation:style-name="pr4" draw:text-style-name="P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STEP 1</text:span></text:p>
                <text:p text:style-name="P4"><text:span text:style-name="T3">Change the Bid Price to Rs 7 at instances where Equilibrium price is above Rs 7.</text:span></text:p>
              </text:list-item>
              <text:list-item>
                <text:p text:style-name="P4"><text:span text:style-name="T2">STEP 2</text:span></text:p>
                <text:p text:style-name="P4"><text:span text:style-name="T3">Take Battery into use.</text:span></text:p>
                <text:p text:style-name="P4"><text:span text:style-name="T3">This can be efficiently achieved using our proposed model</text:span></text:p>
                <text:p text:style-name="P4"><text:span text:style-name="T2">Algo BP.</text:span></text:p>
                <text:p text:style-name="P4"><text:span text:style-name="T2">BP </text:span><text:span text:style-name="T3">stands for Back-Propag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3">
              <text:list-item>
                <text:p text:style-name="P5"><text:span text:style-name="T5">NOT </text:span><text:span text:style-name="T6">exactly Backpropagation, but inspired from the same metho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lgo B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<text:span text:style-name="T5">Basic Principle</text:span></text:p>
                <text:p><text:span text:style-name="T3"><text:s/></text:span><text:span text:style-name="T3">We would want to end with a battery state of </text:span><text:span text:style-name="T1"><text:s/>0. </text:span></text:p>
                <text:p><text:span text:style-name="T1">Let </text:span><text:span text:style-name="T2">bm </text:span><text:span text:style-name="T3">be the battery state after mth hour.</text:span></text:p>
                <text:p><text:span text:style-name="T3">Hence,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2">bm = 0</text:span></text:p>
                <text:p><text:span text:style-name="T3">Now we determine possible states in the previous hour and determine costs for moving from one state to anoth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hematics of Algo BP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Including how shortest path is calcula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 Analysis of Algo BP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4">Accounting for the differences in predicted and actal values</text:span></text:p>
          </draw:text-box>
        </draw:frame>
        <draw:frame presentation:style-name="pr4" draw:text-style-name="P6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If we bid exactly at the predicted price and the quantity, we are at a high risk of paying MORE.</text:span></text:p>
                <text:p text:style-name="P2"><text:span text:style-name="T1">WHY??</text:span></text:p>
                <text:p text:style-name="P2"><text:span text:style-name="T1"/></text:p>
                <text:p text:style-name="P2"><text:span text:style-name="T1">Even if actual price turns out to be slightly greater than predicted price, we have to satisfy our whole demand (= demand – solar) through DISCOM, which is undesirabl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We overbid a “little”, both in terms of price as well as demand.</text:p>
                <text:p/>
              </text:list-item>
              <text:list-item>
                <text:p>How big or small is this “little”</text:p>
                <text:p/>
              </text:list-item>
              <text:list-item>
                <text:p>This is what we learn from the given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8cm" svg:x="1.4cm" svg:y="4.914cm" presentation:class="outline">
          <draw:text-box>
            <text:list text:style-name="L3">
              <text:list-item>
                <text:p text:style-name="P2"><text:span text:style-name="T2">Deciding Bid Quantity:</text:span></text:p>
                <text:p text:style-name="P2"><text:span text:style-name="T1">We overbid/underbid by a factor of x times the the standard deviation of </text:span><text:span text:style-name="T3">error in </text:span><text:span text:style-name="T1">that hour. The same is done for three cases: </text:span></text:p>
                <text:p text:style-name="P2"><text:span text:style-name="T1">1. When the battery is being charged in that hour.</text:span></text:p>
                <text:p text:style-name="P2"><text:span text:style-name="T1">2. When being discharged.</text:span></text:p>
                <text:p text:style-name="P2"><text:span text:style-name="T1">AND</text:span></text:p>
                <text:p text:style-name="P2"><text:span text:style-name="T1">3. When not being discharg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<text:span text:style-name="T2">Deciding Bid Prices</text:span></text:p>
                <text:p text:style-name="P2"><text:span text:style-name="T3">We overbid/underbid by a factor of x times the the standard deviation of error in that hour. The same is done for three cases: </text:span></text:p>
                <text:p text:style-name="P2"><text:span text:style-name="T1">1. When the battery is being charged in that hour.</text:span></text:p>
                <text:p text:style-name="P2"><text:span text:style-name="T1">2. When being discharged.</text:span></text:p>
                <text:p text:style-name="P2"><text:span text:style-name="T1">AND</text:span></text:p>
                <text:p text:style-name="P2"><text:span text:style-name="T1">3. When not being discharged.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4">Standard Deviation of Error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GRAP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4">Searching for Optimal (x, y) pair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<text:span text:style-name="T5">GRID SEARCH</text:span></text:p>
                <text:p>Have a Gridsearch over possible values of x and y and find the point where the error in the prices is minimu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7" draw:layer="layout" svg:width="25.199cm" svg:height="12.178cm" svg:x="1.4cm" svg:y="4.914cm" presentation:class="outline">
          <draw:text-box>
            <text:list text:style-name="L3">
              <text:list-item>
                <text:p text:style-name="P7"><text:span text:style-name="T7">RESULTS OF GRID SEARCH</text:span></text:p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3">
              <text:list-item>
                <text:p text:style-name="P5"><text:span text:style-name="T5">PARTICLE SWARM OPTIMIZATION</text:span></text:p>
                <text:p text:style-name="P5"><text:span text:style-name="T6">We used Particle Swarm Optimization (PSO), a popular Stochastic Optimization Algorithm to find the global error mini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Results of PS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counting for Err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Overb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ror func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item>
                <text:p>Tried a few error functions and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4:30:56.754916413</meta:creation-date>
    <dc:date>2018-01-06T11:36:02.639436658</dc:date>
    <meta:editing-duration>PT5H9M1S</meta:editing-duration>
    <meta:editing-cycles>3</meta:editing-cycles>
    <meta:generator>LibreOffice/5.1.6.2$Linux_x86 LibreOffice_project/10m0$Build-2</meta:generator>
    <meta:document-statistic meta:object-count="105"/>
  </office:meta>
</office:document-meta>
</file>